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hannel Numb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ias Line</text:p>
          </table:table-cell>
          <table:table-cell office:value-type="string" calcext:value-type="string">
            <text:p>Optically Active</text:p>
          </table:table-cell>
          <table:table-cell office:value-type="string" calcext:value-type="string">
            <text:p>Select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61443781.25006" calcext:value-type="float">
            <text:p>6761443781.2500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63060031.25005" calcext:value-type="float">
            <text:p>6763060031.250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64444937.50005" calcext:value-type="float">
            <text:p>6764444937.500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69629835.93755" calcext:value-type="float">
            <text:p>6769629835.937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71352515.62505" calcext:value-type="float">
            <text:p>6771352515.625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72906132.81255" calcext:value-type="float">
            <text:p>6772906132.812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74707585.93755" calcext:value-type="float">
            <text:p>6774707585.937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76872492.18756" calcext:value-type="float">
            <text:p>6776872492.1875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78155156.25005" calcext:value-type="float">
            <text:p>6778155156.250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83264414.06255" calcext:value-type="float">
            <text:p>6783264414.062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85166617.18755" calcext:value-type="float">
            <text:p>6785166617.1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88519156.25005" calcext:value-type="float">
            <text:p>6788519156.250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89935312.50005" calcext:value-type="float">
            <text:p>6789935312.500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91565054.68755" calcext:value-type="float">
            <text:p>6791565054.687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93148390.62505" calcext:value-type="float">
            <text:p>6793148390.625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94901132.81255" calcext:value-type="float">
            <text:p>6794901132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00165015.62505" calcext:value-type="float">
            <text:p>6800165015.625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01756484.37505" calcext:value-type="float">
            <text:p>6801756484.375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03278742.18756" calcext:value-type="float">
            <text:p>6803278742.1875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05114234.37505" calcext:value-type="float">
            <text:p>6805114234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06539804.68755" calcext:value-type="float">
            <text:p>6806539804.687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08774296.87505" calcext:value-type="float">
            <text:p>6808774296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18071640.62505" calcext:value-type="float">
            <text:p>6818071640.625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19779554.68755" calcext:value-type="float">
            <text:p>6819779554.6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821299250.00005" calcext:value-type="float">
            <text:p>6821299250.000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822941195.31255" calcext:value-type="float">
            <text:p>6822941195.312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24010390.62505" calcext:value-type="float">
            <text:p>6824010390.625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830208562.50005" calcext:value-type="float">
            <text:p>6830208562.500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833935898.43755" calcext:value-type="float">
            <text:p>6833935898.437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835799781.25005" calcext:value-type="float">
            <text:p>6835799781.250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37251390.62505" calcext:value-type="float">
            <text:p>6837251390.625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839413945.31255" calcext:value-type="float">
            <text:p>6839413945.312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841120468.75005" calcext:value-type="float">
            <text:p>6841120468.750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842904179.68755" calcext:value-type="float">
            <text:p>6842904179.687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44899320.31255" calcext:value-type="float">
            <text:p>6844899320.3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846555898.43755" calcext:value-type="float">
            <text:p>6846555898.437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848138117.18755" calcext:value-type="float">
            <text:p>6848138117.1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850191195.31255" calcext:value-type="float">
            <text:p>6850191195.312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851033804.68755" calcext:value-type="float">
            <text:p>6851033804.687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852765859.37505" calcext:value-type="float">
            <text:p>6852765859.375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54178054.68755" calcext:value-type="float">
            <text:p>6854178054.687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855502210.93755" calcext:value-type="float">
            <text:p>6855502210.937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858625164.06255" calcext:value-type="float">
            <text:p>6858625164.062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60654531.25005" calcext:value-type="float">
            <text:p>6860654531.250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862633671.87505" calcext:value-type="float">
            <text:p>6862633671.875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864359007.81256" calcext:value-type="float">
            <text:p>6864359007.8125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865931617.18755" calcext:value-type="float">
            <text:p>6865931617.187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871385718.75005" calcext:value-type="float">
            <text:p>6871385718.750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49835484.37504" calcext:value-type="float">
            <text:p>6949835484.375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44">
      <number:number number:decimal-places="1" loext:min-decimal-places="1" number:min-integer-digits="1"/>
      <number:text>%</number:text>
    </number:percentage-style>
    <number:currency-style style:name="N14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5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7P0"/>
    </number:currency-style>
    <number:currency-style style:name="N14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2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2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2P2" style:volatile="true">
      <number:text> </number:text>
      <number:currency-symbol/>
      <loext:fill-character> </loext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4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4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4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3T10:56:34.409275238</meta:creation-date>
    <dc:date>2024-06-03T10:58:45.635044646</dc:date>
    <meta:editing-duration>PT2M11S</meta:editing-duration>
    <meta:editing-cycles>2</meta:editing-cycles>
    <meta:generator>LibreOffice/6.4.7.2$Linux_X86_64 LibreOffice_project/40$Build-2</meta:generator>
    <meta:document-statistic meta:table-count="1" meta:cell-count="254" meta:object-count="0"/>
  </office:meta>
</office:document-meta>
</file>